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истема пользуется информацией из некоторого источника, который може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22:18:24</meta:creation-date>
    <meta:generator>LibreOffice/3.6$MacOSX_x86 LibreOffice_project/2ef5aff-a6fb0ff-166bdff-cf087ad-0f1389</meta:generator>
    <dc:date>2013-04-03T22:28:46</dc:date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70" meta:non-whitespace-character-count="62"/>
  </office:meta>
</office:document-meta>
</file>